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4.03cm"/>
    </style:style>
    <style:style style:name="co3" style:family="table-column">
      <style:table-column-properties fo:break-before="auto" style:column-width="3.893cm"/>
    </style:style>
    <style:style style:name="co4" style:family="table-column">
      <style:table-column-properties fo:break-before="auto" style:column-width="3.062cm"/>
    </style:style>
    <style:style style:name="co5" style:family="table-column">
      <style:table-column-properties fo:break-before="auto" style:column-width="3.113cm"/>
    </style:style>
    <style:style style:name="co6" style:family="table-column">
      <style:table-column-properties fo:break-before="auto" style:column-width="2.365cm"/>
    </style:style>
    <style:style style:name="co7" style:family="table-column">
      <style:table-column-properties fo:break-before="auto" style:column-width="2.395cm"/>
    </style:style>
    <style:style style:name="co8" style:family="table-column">
      <style:table-column-properties fo:break-before="auto" style:column-width="5.65cm"/>
    </style:style>
    <style:style style:name="co9" style:family="table-column">
      <style:table-column-properties fo:break-before="auto" style:column-width="3.91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6cm" fo:break-before="auto" style:use-optimal-row-height="true"/>
    </style:style>
    <style:style style:name="ro3" style:family="table-row">
      <style:table-row-properties style:row-height="1.711cm" fo:break-before="auto" style:use-optimal-row-height="true"/>
    </style:style>
    <style:style style:name="ro4" style:family="table-row">
      <style:table-row-properties style:row-height="0.8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order="0.51pt solid #000000"/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wrap-option="wrap" fo:border="0.51pt solid #000000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99ff66" fo:wrap-option="wrap" fo:border="0.51pt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="0.51pt solid #000000"/>
      <style:text-properties fo:font-size="10pt" style:font-size-asian="10pt" style:font-size-complex="10pt"/>
    </style:style>
    <style:style style:name="ce8" style:family="table-cell" style:parent-style-name="Default">
      <style:table-cell-properties fo:border="none"/>
      <style:text-properties fo:font-size="10pt" style:font-size-asian="10pt" style:font-size-complex="10pt"/>
    </style:style>
    <style:style style:name="ce9" style:family="table-cell" style:parent-style-name="Default">
      <style:table-cell-properties fo:border="0.51pt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8080" fo:border="0.51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51pt solid #000000"/>
    </style:style>
    <style:style style:name="ce13" style:family="table-cell" style:parent-style-name="Default">
      <style:table-cell-properties fo:border="0.51pt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ff66" fo:wrap-option="wrap" fo:border="0.51pt solid #000000"/>
      <style:text-properties fo:font-size="10pt" style:font-size-asian="10pt" style:font-size-complex="10pt"/>
    </style:style>
    <style:style style:name="ce15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wrap-option="wrap" fo:border="0.51pt solid #000000"/>
      <style:paragraph-properties fo:text-align="end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ackground-color="#ff8080" fo:border="0.51pt solid #000000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="0.51pt solid #000000"/>
      <style:text-properties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able-cell-properties fo:wrap-option="wrap" fo:border="0.51pt solid #000000"/>
      <style:text-properties fo:font-size="10pt" fo:font-style="normal" style:font-size-asian="10pt" style:font-style-asian="normal" style:font-size-complex="10pt" style:font-style-complex="normal"/>
    </style:style>
    <style:style style:name="ce20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/>
          <table:table-cell table:style-name="ce2" office:value-type="string" calcext:value-type="string">
            <text:p>Провода для полного набора и принтера SibRap версии 1.4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Данные для расчета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Хвост мотора, мм</text:p>
          </table:table-cell>
          <table:table-cell table:style-name="ce9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Хвост вентилятора, мм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3">
          <table:table-cell/>
          <table:table-cell table:style-name="ce6" office:value-type="string" calcext:value-type="string">
            <text:p>Наименование</text:p>
          </table:table-cell>
          <table:table-cell table:style-name="ce6" office:value-type="string" calcext:value-type="string">
            <text:p>Длина, мм</text:p>
          </table:table-cell>
          <table:table-cell table:style-name="ce6" office:value-type="string" calcext:value-type="string">
            <text:p>Кол-во жил</text:p>
          </table:table-cell>
          <table:table-cell table:style-name="ce6" office:value-type="string" calcext:value-type="string">
            <text:p>Сечение жилы, мм2</text:p>
          </table:table-cell>
          <table:table-cell table:style-name="ce6" office:value-type="string" calcext:value-type="string">
            <text:p>Кол-во выводов на разъемы RAMPS</text:p>
          </table:table-cell>
          <table:table-cell table:style-name="ce6" office:value-type="string" calcext:value-type="string">
            <text:p>Кол-во выводов на клеммы RAMPS</text:p>
          </table:table-cell>
          <table:table-cell table:style-name="ce6" office:value-type="string" calcext:value-type="string">
            <text:p>Сколько откусить от линейки PBS-40</text:p>
          </table:table-cell>
          <table:table-cell/>
          <table:table-cell table:style-name="ce20"/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Концевик X</text:p>
          </table:table-cell>
          <table:table-cell table:style-name="ce5" office:value-type="float" office:value="600" calcext:value-type="float">
            <text:p>60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26]" office:value-type="float" office:value="0.35" calcext:value-type="float">
            <text:p>0,3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8" table:formula="of:=[.F7]+1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Концевик Y</text:p>
          </table:table-cell>
          <table:table-cell table:style-name="ce5" office:value-type="float" office:value="600" calcext:value-type="float">
            <text:p>60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26]" office:value-type="float" office:value="0.35" calcext:value-type="float">
            <text:p>0,3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8" table:formula="of:=[.F8]+1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Концевик Z</text:p>
          </table:table-cell>
          <table:table-cell table:style-name="ce5" office:value-type="float" office:value="600" calcext:value-type="float">
            <text:p>60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26]" office:value-type="float" office:value="0.35" calcext:value-type="float">
            <text:p>0,3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8" table:formula="of:=[.F9]+1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Кулер</text:p>
          </table:table-cell>
          <table:table-cell table:style-name="ce5" table:formula="of:=550-[.C4]" office:value-type="float" office:value="300" calcext:value-type="float">
            <text:p>30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26]" office:value-type="float" office:value="0.35" calcext:value-type="float">
            <text:p>0,3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Мотор X</text:p>
          </table:table-cell>
          <table:table-cell table:style-name="ce5" table:formula="of:=500-[.C3]" office:value-type="float" office:value="200" calcext:value-type="float">
            <text:p>20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C28]" office:value-type="float" office:value="0.75" calcext:value-type="float">
            <text:p>0,7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8" table:formula="of:=[.F11]+1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Мотор Y</text:p>
          </table:table-cell>
          <table:table-cell table:style-name="ce5" table:formula="of:=600-[.C3]" office:value-type="float" office:value="300" calcext:value-type="float">
            <text:p>30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C28]" office:value-type="float" office:value="0.75" calcext:value-type="float">
            <text:p>0,7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8" table:formula="of:=[.F12]+1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Мотор Z1 (над X)</text:p>
          </table:table-cell>
          <table:table-cell table:style-name="ce5" table:formula="of:=600-[.C3]" office:value-type="float" office:value="300" calcext:value-type="float">
            <text:p>30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C28]" office:value-type="float" office:value="0.75" calcext:value-type="float">
            <text:p>0,7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8" table:formula="of:=[.F13]+1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Мотор Z2</text:p>
          </table:table-cell>
          <table:table-cell table:style-name="ce5" table:formula="of:=800-[.C3]" office:value-type="float" office:value="500" calcext:value-type="float">
            <text:p>50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C28]" office:value-type="float" office:value="0.75" calcext:value-type="float">
            <text:p>0,7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8" table:formula="of:=[.F14]+1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Мотор E</text:p>
          </table:table-cell>
          <table:table-cell table:style-name="ce5" table:formula="of:=1100-[.C3]" office:value-type="float" office:value="800" calcext:value-type="float">
            <text:p>80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C28]" office:value-type="float" office:value="0.75" calcext:value-type="float">
            <text:p>0,7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8" table:formula="of:=[.F15]+1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Сопло S</text:p>
          </table:table-cell>
          <table:table-cell table:style-name="ce5" office:value-type="float" office:value="1100" calcext:value-type="float">
            <text:p>110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C28]" office:value-type="float" office:value="0.75" calcext:value-type="float">
            <text:p>0,7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8" table:formula="of:=[.F16]+1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Стол датчик</text:p>
          </table:table-cell>
          <table:table-cell table:style-name="ce5" office:value-type="float" office:value="900" calcext:value-type="float">
            <text:p>9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35" calcext:value-type="float">
            <text:p>0,3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8" table:formula="of:=[.F17]+1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Стол нагрев</text:p>
          </table:table-cell>
          <table:table-cell table:style-name="ce5" office:value-type="float" office:value="800" calcext:value-type="float">
            <text:p>80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27]" office:value-type="float" office:value="2.5" calcext:value-type="float">
            <text:p>2,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От БП к кнопке «вкл»</text:p>
          </table:table-cell>
          <table:table-cell table:style-name="ce5" office:value-type="float" office:value="200" calcext:value-type="float">
            <text:p>20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27]" office:value-type="float" office:value="2.5" calcext:value-type="float">
            <text:p>2,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От кнопки «вкл» до разъема питания</text:p>
          </table:table-cell>
          <table:table-cell table:style-name="ce5" office:value-type="float" office:value="50" calcext:value-type="float">
            <text:p>5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27]" office:value-type="float" office:value="2.5" calcext:value-type="float">
            <text:p>2,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От БП к RAMPS</text:p>
          </table:table-cell>
          <table:table-cell table:style-name="ce5" office:value-type="float" office:value="200" calcext:value-type="float">
            <text:p>20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C28]" office:value-type="float" office:value="0.75" calcext:value-type="float">
            <text:p>0,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От сопла до разъема*</text:p>
          </table:table-cell>
          <table:table-cell table:style-name="ce5" office:value-type="float" office:value="150" calcext:value-type="float">
            <text:p>15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C26]" office:value-type="float" office:value="0.35" calcext:value-type="float">
            <text:p>0,3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5"/>
          <table:table-cell/>
          <table:table-cell table:formula="of:=SUM([.F7:.F22])" office:value-type="float" office:value="30" calcext:value-type="float">
            <text:p>30</text:p>
          </table:table-cell>
          <table:table-cell table:formula="of:=SUM([.G7:.G22])" office:value-type="float" office:value="10" calcext:value-type="float">
            <text:p>10</text:p>
          </table:table-cell>
          <table:table-cell table:formula="of:=SUM([.H7:.H22])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* Провод от сопла до разъема с разъемом Molex штекер 4x1 (берем из комп. БП)</text:p>
          </table:table-cell>
          <table:table-cell/>
          <table:table-cell table:style-name="ce15"/>
          <table:table-cell table:number-columns-repeated="1020"/>
        </table:table-row>
        <table:table-row table:style-name="ro2">
          <table:table-cell/>
          <table:table-cell table:style-name="ce9" office:value-type="string" calcext:value-type="string">
            <text:p>Провод</text:p>
          </table:table-cell>
          <table:table-cell table:style-name="ce9" office:value-type="string" calcext:value-type="string">
            <text:p>Сечение жилы, мм2</text:p>
          </table:table-cell>
          <table:table-cell table:style-name="ce16" office:value-type="string" calcext:value-type="string">
            <text:p>Итого, мм</text:p>
          </table:table-cell>
          <table:table-cell table:style-name="ce8"/>
          <table:table-cell table:style-name="ce9" office:value-type="string" calcext:value-type="string">
            <text:p>Термоусадка</text:p>
          </table:table-cell>
          <table:table-cell table:style-name="ce16" office:value-type="string" calcext:value-type="string">
            <text:p>Итого, мм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2-жильный</text:p>
          </table:table-cell>
          <table:table-cell table:style-name="ce12" office:value-type="float" office:value="0.35" calcext:value-type="float">
            <text:p>0,35</text:p>
          </table:table-cell>
          <table:table-cell table:style-name="ce5" table:formula="of:=SUM([.C7:.C10];[.C17])" office:value-type="float" office:value="3000" calcext:value-type="float">
            <text:p>3000</text:p>
          </table:table-cell>
          <table:table-cell table:style-name="ce8"/>
          <table:table-cell table:style-name="ce7" office:value-type="string" calcext:value-type="string">
            <text:p>2 мм</text:p>
          </table:table-cell>
          <table:table-cell table:style-name="ce12" table:formula="of:=[.F38]" office:value-type="float" office:value="810" calcext:value-type="float">
            <text:p>810</text:p>
          </table:table-cell>
          <table:table-cell table:style-name="ce15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2-жильный</text:p>
          </table:table-cell>
          <table:table-cell table:style-name="ce12" office:value-type="float" office:value="2.5" calcext:value-type="float">
            <text:p>2,5</text:p>
          </table:table-cell>
          <table:table-cell table:style-name="ce5" table:formula="of:=SUM([.C18:.C20])" office:value-type="float" office:value="1050" calcext:value-type="float">
            <text:p>1050</text:p>
          </table:table-cell>
          <table:table-cell table:style-name="ce8"/>
          <table:table-cell table:style-name="ce12" office:value-type="string" calcext:value-type="string">
            <text:p>4 мм</text:p>
          </table:table-cell>
          <table:table-cell table:style-name="ce12" table:formula="of:=[.F39]" office:value-type="float" office:value="300" calcext:value-type="float">
            <text:p>300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4-жильный</text:p>
          </table:table-cell>
          <table:table-cell table:style-name="ce12" office:value-type="float" office:value="0.75" calcext:value-type="float">
            <text:p>0,75</text:p>
          </table:table-cell>
          <table:table-cell table:style-name="ce7" table:formula="of:=SUM([.C11:.C16];[.C21])" office:value-type="float" office:value="3400" calcext:value-type="float">
            <text:p>3400</text:p>
          </table:table-cell>
          <table:table-cell table:style-name="Default"/>
          <table:table-cell table:style-name="ce7" office:value-type="string" calcext:value-type="string">
            <text:p>7 мм</text:p>
          </table:table-cell>
          <table:table-cell table:style-name="ce12" table:formula="of:=[.F42]" office:value-type="float" office:value="1900" calcext:value-type="float">
            <text:p>1900</text:p>
          </table:table-cell>
          <table:table-cell table:style-name="ce15"/>
          <table:table-cell table:number-columns-repeated="1016"/>
        </table:table-row>
        <table:table-row table:style-name="ro2">
          <table:table-cell/>
          <table:table-cell table:style-name="ce2"/>
          <table:table-cell/>
          <table:table-cell table:style-name="ce15"/>
          <table:table-cell table:style-name="Default"/>
          <table:table-cell office:value-type="string" calcext:value-type="string">
            <text:p><text:a xlink:href="http://wiki.livelyminds.ru/w/Сборка_электроники_SibRap_1_4" xlink:type="simple">http://wiki.livelyminds.ru/w/Сборка_электроники_SibRap_1_4</text:a>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Рекомендуется нагрузить шину +5В, если используется комп. БП (дает +5% эффективности)</text:p>
          </table:table-cell>
          <table:table-cell table:style-name="Default" table:number-columns-repeated="3"/>
          <table:table-cell/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Default" table:number-columns-repeated="4"/>
          <table:table-cell/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ce10" office:value-type="string" calcext:value-type="string">
            <text:p>Термоусадка</text:p>
          </table:table-cell>
          <table:table-cell table:style-name="Default" office:value-type="string" calcext:value-type="string">
            <text:p>Длина отрезка, мм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30" calcext:value-type="float">
            <text:p>30</text:p>
          </table:table-cell>
          <table:table-cell/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>
            <text:p>Диаметр, мм</text:p>
          </table:table-cell>
          <table:table-cell table:style-name="ce11" office:value-type="string" calcext:value-type="string">
            <text:p>Куда</text:p>
          </table:table-cell>
          <table:table-cell table:number-columns-repeated="2" table:style-name="ce11" office:value-type="string" calcext:value-type="string">
            <text:p>Кол-во отрезков</text:p>
          </table:table-cell>
          <table:table-cell table:style-name="ce17" office:value-type="string" calcext:value-type="string">
            <text:p>Итого, мм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RAMPS</text:p>
          </table:table-cell>
          <table:table-cell table:style-name="ce5" table:formula="of:=[.F23]" office:value-type="float" office:value="30" calcext:value-type="float">
            <text:p>30</text:p>
          </table:table-cell>
          <table:table-cell table:style-name="ce7"/>
          <table:table-cell table:style-name="ce7" table:formula="of:=[.D35]*[.D32]" office:value-type="float" office:value="450" calcext:value-type="float">
            <text:p>450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Моторы</text:p>
          </table:table-cell>
          <table:table-cell table:style-name="ce12" table:formula="of:=4*5" office:value-type="float" office:value="20" calcext:value-type="float">
            <text:p>20</text:p>
          </table:table-cell>
          <table:table-cell table:style-name="ce7"/>
          <table:table-cell table:style-name="ce7" table:formula="of:=[.D36]*[.D32]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Датчик сопла</text:p>
          </table:table-cell>
          <table:table-cell table:style-name="ce12"/>
          <table:table-cell table:style-name="ce7" office:value-type="float" office:value="2" calcext:value-type="float">
            <text:p>2</text:p>
          </table:table-cell>
          <table:table-cell table:style-name="ce7" table:formula="of:=[.E37]*[.E32]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/>
          <table:table-cell table:style-name="ce12" table:number-columns-repeated="2"/>
          <table:table-cell table:style-name="ce7" table:number-columns-repeated="2"/>
          <table:table-cell table:style-name="ce9" table:formula="of:=SUM([.F35:.F37])" office:value-type="float" office:value="810" calcext:value-type="float">
            <text:p>810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Вентилятор</text:p>
          </table:table-cell>
          <table:table-cell table:style-name="ce5"/>
          <table:table-cell table:style-name="ce7"/>
          <table:table-cell table:style-name="ce9" table:formula="of:=[.C4]+50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/>
          <table:table-cell table:style-name="ce13" office:value-type="float" office:value="7" calcext:value-type="float">
            <text:p>7</text:p>
          </table:table-cell>
          <table:table-cell table:style-name="ce7" office:value-type="string" calcext:value-type="string">
            <text:p>Моторы</text:p>
          </table:table-cell>
          <table:table-cell table:style-name="ce5"/>
          <table:table-cell table:style-name="ce7"/>
          <table:table-cell table:style-name="ce7" table:formula="of:=([.C3]+50)*5" office:value-type="float" office:value="1750" calcext:value-type="float">
            <text:p>1750</text:p>
          </table:table-cell>
          <table:table-cell table:number-columns-repeated="1018"/>
        </table:table-row>
        <table:table-row table:style-name="ro1">
          <table:table-cell/>
          <table:table-cell table:style-name="ce12"/>
          <table:table-cell table:style-name="ce7" office:value-type="string" calcext:value-type="string">
            <text:p>От сопла до разъема</text:p>
          </table:table-cell>
          <table:table-cell table:style-name="ce5"/>
          <table:table-cell table:style-name="ce7"/>
          <table:table-cell table:style-name="ce7" table:formula="of:=[.C22]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/>
          <table:table-cell table:style-name="ce7" table:number-columns-repeated="2"/>
          <table:table-cell table:style-name="ce5"/>
          <table:table-cell table:style-name="ce7"/>
          <table:table-cell table:style-name="ce9" table:formula="of:=SUM([.F40:.F41])" office:value-type="float" office:value="1900" calcext:value-type="float">
            <text:p>19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Цветовая таблица для подключения двигателей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4" office:value-type="string" calcext:value-type="string">
            <text:p>Цвет на схеме подключения RAMPS</text:p>
          </table:table-cell>
          <table:table-cell table:style-name="ce14" office:value-type="string" calcext:value-type="string">
            <text:p>Цвет провода для пайки</text:p>
          </table:table-cell>
          <table:table-cell table:style-name="ce14" office:value-type="string" calcext:value-type="string">
            <text:p>Цвет провода двигателя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Красный</text:p>
          </table:table-cell>
          <table:table-cell table:number-columns-repeated="2" table:style-name="ce7" office:value-type="string" calcext:value-type="string">
            <text:p>Желтый</text:p>
          </table:table-cell>
          <table:table-cell table:number-columns-repeated="1020"/>
        </table:table-row>
        <table:table-row table:style-name="ro1">
          <table:table-cell/>
          <table:table-cell table:number-columns-repeated="3" table:style-name="ce7" office:value-type="string" calcext:value-type="string">
            <text:p>Синий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Зеленый</text:p>
          </table:table-cell>
          <table:table-cell table:style-name="ce7" office:value-type="string" calcext:value-type="string">
            <text:p>Коричневый</text:p>
          </table:table-cell>
          <table:table-cell table:style-name="ce7" office:value-type="string" calcext:value-type="string">
            <text:p>Зеленый</text:p>
          </table:table-cell>
          <table:table-cell table:number-columns-repeated="1020"/>
        </table:table-row>
        <table:table-row table:style-name="ro1">
          <table:table-cell/>
          <table:table-cell table:number-columns-repeated="2" table:style-name="ce7" office:value-type="string" calcext:value-type="string">
            <text:p>Черный</text:p>
          </table:table-cell>
          <table:table-cell table:style-name="ce7" office:value-type="string" calcext:value-type="string">
            <text:p>Красный</text:p>
          </table:table-cell>
          <table:table-cell table:number-columns-repeated="102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6">00.00.0000</text:date>, <text:time style:data-style-name="N2" text:time-value="20:34:52.49470099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7T18:04:40.119000000</meta:creation-date>
    <dc:date>2015-08-16T20:35:59.123878220</dc:date>
    <meta:editing-duration>PT2H58M43S</meta:editing-duration>
    <meta:editing-cycles>51</meta:editing-cycles>
    <meta:generator>LibreOffice/4.2.8.2$Linux_X86_64 LibreOffice_project/420m0$Build-2</meta:generator>
    <meta:document-statistic meta:table-count="1" meta:cell-count="196" meta:object-count="0"/>
  </office:meta>
</office:document-meta>
</file>